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D900000093A30C1BF0B16E5A00.png" manifest:media-type="image/png"/>
  <manifest:file-entry manifest:full-path="Pictures/10000201000002000000020059051F6AE53D6DA8.png" manifest:media-type="image/png"/>
  <manifest:file-entry manifest:full-path="Pictures/100004DB0000167600000F3B02E6CED3FD6BB111.svg" manifest:media-type="image/svg+xml"/>
  <manifest:file-entry manifest:full-path="Pictures/100004CB0000167600000F3B1940C878B0767F80.svg" manifest:media-type="image/svg+xml"/>
  <manifest:file-entry manifest:full-path="Pictures/10000201000000D900000093E10A7E01AC88E2D0.png" manifest:media-type="image/png"/>
  <manifest:file-entry manifest:full-path="Pictures/100004CD0000167600000F3B0DEF61F2BA2822CB.svg" manifest:media-type="image/svg+xml"/>
  <manifest:file-entry manifest:full-path="Pictures/100004D50000167600000F3BF8DCA599D21A15CD.svg" manifest:media-type="image/svg+xml"/>
  <manifest:file-entry manifest:full-path="Pictures/10000201000000D900000093AE26B5ACC7992EC7.png" manifest:media-type="image/png"/>
  <manifest:file-entry manifest:full-path="Pictures/10000201000000D9000000930F48D3E32437FA8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527cm"/>
    </style:style>
    <style:style style:name="gr4" style:family="graphic" style:parent-style-name="standard">
      <style:graphic-properties draw:stroke="none" svg:stroke-color="#000000" draw:fill="none" draw:fill-color="#ffffff" fo:min-height="0.41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P3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4" style:family="paragraph">
      <style:text-properties fo:color="#28471f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none" draw:fill-color="#ffffff"/>
      <style:text-properties fo:color="#28471f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ffff"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color="#28471f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197cm" svg:height="2cm" svg:x="4.25cm" svg:y="3.599cm">
          <draw:image xlink:href="Pictures/10000201000002000000020059051F6AE53D6DA8.png" xlink:type="simple" xlink:show="embed" xlink:actuate="onLoad" loext:mime-type="image/png">
            <text:p/>
          </draw:image>
        </draw:frame>
        <draw:frame draw:style-name="gr2" draw:text-style-name="P2" draw:layer="layout" svg:width="2.982cm" svg:height="1.828cm" svg:x="1.381cm" svg:y="1.966cm">
          <draw:image xlink:href="Pictures/100004DB0000167600000F3B02E6CED3FD6BB111.svg" xlink:type="simple" xlink:show="embed" xlink:actuate="onLoad" loext:mime-type="image/svg+xml">
            <text:p text:style-name="P2"><text:span text:style-name="T1">Replicability</text:span></text:p>
          </draw:image>
          <draw:image xlink:href="Pictures/10000201000000D900000093E10A7E01AC88E2D0.png" xlink:type="simple" xlink:show="embed" xlink:actuate="onLoad" loext:mime-type="image/png"/>
        </draw:frame>
        <draw:frame draw:style-name="gr2" draw:text-style-name="P3" draw:layer="layout" svg:width="2.983cm" svg:height="1.813cm" svg:x="6.399cm" svg:y="2.016cm">
          <draw:image xlink:href="Pictures/100004D50000167600000F3BF8DCA599D21A15CD.svg" xlink:type="simple" xlink:show="embed" xlink:actuate="onLoad" loext:mime-type="image/svg+xml">
            <text:p text:style-name="P3"><text:span text:style-name="T2">Precision</text:span></text:p>
          </draw:image>
          <draw:image xlink:href="Pictures/10000201000000D900000093A30C1BF0B16E5A00.png" xlink:type="simple" xlink:show="embed" xlink:actuate="onLoad" loext:mime-type="image/png"/>
        </draw:frame>
        <draw:frame draw:style-name="gr2" draw:text-style-name="P3" draw:layer="layout" svg:width="2.983cm" svg:height="1.827cm" svg:x="1.446cm" svg:y="5.396cm">
          <draw:image xlink:href="Pictures/100004CD0000167600000F3B0DEF61F2BA2822CB.svg" xlink:type="simple" xlink:show="embed" xlink:actuate="onLoad" loext:mime-type="image/svg+xml">
            <text:p text:style-name="P3"><text:span text:style-name="T2">Falsifiability</text:span></text:p>
          </draw:image>
          <draw:image xlink:href="Pictures/10000201000000D900000093AE26B5ACC7992EC7.png" xlink:type="simple" xlink:show="embed" xlink:actuate="onLoad" loext:mime-type="image/png"/>
        </draw:frame>
        <draw:frame draw:style-name="gr2" draw:text-style-name="P3" draw:layer="layout" svg:width="2.982cm" svg:height="1.828cm" svg:x="6.334cm" svg:y="5.395cm">
          <draw:image xlink:href="Pictures/100004CB0000167600000F3B1940C878B0767F80.svg" xlink:type="simple" xlink:show="embed" xlink:actuate="onLoad" loext:mime-type="image/svg+xml">
            <text:p text:style-name="P3"><text:span text:style-name="T2">Parsimony</text:span></text:p>
          </draw:image>
          <draw:image xlink:href="Pictures/10000201000000D9000000930F48D3E32437FA84.png" xlink:type="simple" xlink:show="embed" xlink:actuate="onLoad" loext:mime-type="image/png"/>
        </draw:frame>
        <draw:frame draw:style-name="gr3" draw:text-style-name="P5" draw:layer="layout" svg:width="4.185cm" svg:height="0.777cm" svg:x="0.806cm" svg:y="4.211cm">
          <draw:text-box>
            <text:p text:style-name="P4"><text:span text:style-name="T3">Characteristics of</text:span></text:p>
          </draw:text-box>
        </draw:frame>
        <draw:frame draw:style-name="gr4" draw:text-style-name="P5" draw:layer="layout" svg:width="4.883cm" svg:height="0.725cm" svg:x="5.78cm" svg:y="4.237cm">
          <draw:text-box>
            <text:p text:style-name="P4"><text:span text:style-name="T3">The Scientific Metho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.43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e Self</meta:initial-creator>
    <meta:creation-date>2019-09-10T11:04:43.248000000</meta:creation-date>
    <dc:date>2019-09-10T11:12:27.951000000</dc:date>
    <dc:creator>George Self</dc:creator>
    <meta:editing-duration>PT5M54S</meta:editing-duration>
    <meta:editing-cycles>1</meta:editing-cycles>
    <meta:document-statistic meta:object-count="7"/>
    <meta:generator>LibreOffice/6.2.3.2$Windows_X86_64 LibreOffice_project/aecc05fe267cc68dde00352a451aa867b3b546ac</meta:generator>
  </office:meta>
</office:document-meta>
</file>